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3C26D3CB3A36CE8C4C.png" manifest:media-type="image/png"/>
  <manifest:file-entry manifest:full-path="Pictures/10000001000001F00000013C8C1F607186983ACA.png" manifest:media-type="image/png"/>
  <manifest:file-entry manifest:full-path="Pictures/10000001000002B9000000F45BEC2A8AB26AD1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5bdd" officeooo:paragraph-rsid="00005bdd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><draw:frame draw:style-name="fr2" draw:name="Image1" text:anchor-type="char" svg:width="17cm" svg:height="5.95cm" draw:z-index="0"><draw:image xlink:href="Pictures/10000001000002B9000000F45BEC2A8AB26AD16F.png" xlink:type="simple" xlink:show="embed" xlink:actuate="onLoad" draw:mime-type="image/png"/></draw:frame><text:s/></text:p>
      <text:p text:style-name="P1"/>
      <text:p text:style-name="P1"/>
      <text:p text:style-name="P1">Question 2}</text:p>
      <text:p text:style-name="P1"/>
      <text:p text:style-name="P1"><draw:frame draw:style-name="fr1" draw:name="Image2" text:anchor-type="char" svg:width="13.123cm" svg:height="8.361cm" draw:z-index="1"><draw:image xlink:href="Pictures/10000001000001F00000013C8C1F607186983AC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3}</text:p>
      <text:p text:style-name="P1"/>
      <text:p text:style-name="P1"><draw:frame draw:style-name="fr1" draw:name="Image3" text:anchor-type="char" svg:width="13.758cm" svg:height="8.361cm" draw:z-index="2"><draw:image xlink:href="Pictures/10000001000002080000013C26D3CB3A36CE8C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0:57:43.203165815</meta:creation-date>
    <dc:date>2024-03-16T00:59:53.779875622</dc:date>
    <meta:editing-duration>PT2M11S</meta:editing-duration>
    <meta:editing-cycles>1</meta:editing-cycles>
    <meta:document-statistic meta:table-count="0" meta:image-count="3" meta:object-count="0" meta:page-count="2" meta:paragraph-count="5" meta:word-count="6" meta:character-count="35" meta:non-whitespace-character-count="30"/>
    <meta:generator>LibreOffice/7.3.7.2$Linux_X86_64 LibreOffice_project/30$Build-2</meta:generator>
  </office:meta>
</office:document-meta>
</file>